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2">
      <style:paragraph-properties fo:text-align="start" style:justify-single-word="false"/>
      <style:text-properties officeooo:paragraph-rsid="003772fa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3a9e51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02d4d3b"/>
    </style:style>
    <style:style style:name="T1" style:family="text">
      <style:text-properties officeooo:rsid="002f9466"/>
    </style:style>
    <style:style style:name="T2" style:family="text">
      <style:text-properties officeooo:rsid="00195db8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84efa" style:font-size-asian="16pt" style:font-size-complex="16pt"/>
    </style:style>
    <style:style style:name="T5" style:family="text">
      <style:text-properties fo:font-size="16pt" officeooo:rsid="003772fa" style:font-size-asian="16pt" style:font-size-complex="16pt"/>
    </style:style>
    <style:style style:name="T6" style:family="text">
      <style:text-properties fo:font-size="16pt" officeooo:rsid="003772fa" style:font-size-asian="16pt" style:font-size-complex="16pt" loext:padding="0cm" loext:border="none"/>
    </style:style>
    <style:style style:name="T7" style:family="text">
      <style:text-properties fo:font-size="16pt" officeooo:rsid="003a25af" style:font-size-asian="16pt" style:font-size-complex="16pt"/>
    </style:style>
    <style:style style:name="T8" style:family="text">
      <style:text-properties fo:font-size="16pt" style:font-size-asian="16pt" style:font-size-complex="16pt" loext:padding="0cm" loext:border="none"/>
    </style:style>
    <style:style style:name="T9" style:family="text">
      <style:text-properties fo:font-size="16pt" officeooo:rsid="003a9e51" style:font-size-asian="16pt" style:font-size-complex="16pt"/>
    </style:style>
    <style:style style:name="T10" style:family="text">
      <style:text-properties fo:font-size="16pt" officeooo:rsid="003a9e51" style:font-size-asian="16pt" style:font-size-complex="16pt" loext:padding="0cm" loext:border="none"/>
    </style:style>
    <style:style style:name="T11" style:family="text">
      <style:text-properties officeooo:rsid="003a25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2">de </text:span><text:span text:style-name="T11">8h30 à 11h30</text:span> :</text:p>
      <text:list text:style-name="L1">
        <text:list-item>
          <text:p text:style-name="P8"><text:span text:style-name="T4">DAVID Gabriel  (</text:span><text:span text:style-name="T5">présentiel</text:span><text:span text:style-name="T4">) : </text:span><text:span text:style-name="T7">Réalisation du lien entre </text:span><text:span text:style-name="T8">l'écriture des JSON, les QRect et le modele</text:span><text:span text:style-name="T3"> </text:span></text:p>
        </text:list-item>
      </text:list>
      <text:list text:style-name="L2">
        <text:list-item>
          <text:p text:style-name="P7"><text:span text:style-name="T4">GUILMIN Leny  (</text:span><text:span text:style-name="T5">présentiel</text:span><text:span text:style-name="T4">) : </text:span><text:span text:style-name="T9">Ajout d’une possibilité de créer des rayons en leur attribuant <text:s/></text:span><text:span text:style-name="T6">un nom et une couleur </text:span><text:span text:style-name="T10">ainsi que la capacité à les incorporer dans le quadrillage</text:span></text:p>
        </text:list-item>
        <text:list-item>
          <text:p text:style-name="P6"><text:span text:style-name="T4">FONTAINE Aurélien  (</text:span><text:span text:style-name="T5">présentiel</text:span><text:span text:style-name="T4">) : </text:span><text:span text:style-name="T10">Modification du système d’affichage de la liste des produits choisies par le client pour y afficher qu’une seul fois un produit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2f9466"/>
    </style:style>
    <style:style style:name="MT2" style:family="text">
      <style:text-properties officeooo:rsid="003a25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2</text:span><text:span text:style-name="MT2">8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28T18:04:36.680000000</dc:date>
    <meta:editing-duration>PT2H47M13S</meta:editing-duration>
    <meta:editing-cycles>35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9" meta:word-count="101" meta:character-count="599" meta:non-whitespace-character-count="503"/>
  </office:meta>
</office:document-meta>
</file>